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96mm"/>
    </style:style>
    <style:style style:name="co3" style:family="table-column">
      <style:table-column-properties fo:break-before="auto" style:column-width="35.47mm"/>
    </style:style>
    <style:style style:name="co4" style:family="table-column">
      <style:table-column-properties fo:break-before="auto" style:column-width="29.58mm"/>
    </style:style>
    <style:style style:name="co5" style:family="table-column">
      <style:table-column-properties fo:break-before="auto" style:column-width="25.91mm"/>
    </style:style>
    <style:style style:name="co6" style:family="table-column">
      <style:table-column-properties fo:break-before="auto" style:column-width="28.49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35.84mm"/>
    </style:style>
    <style:style style:name="co9" style:family="table-column">
      <style:table-column-properties fo:break-before="auto" style:column-width="31.06mm"/>
    </style:style>
    <style:style style:name="co10" style:family="table-column">
      <style:table-column-properties fo:break-before="auto" style:column-width="19.28mm"/>
    </style:style>
    <style:style style:name="co11" style:family="table-column">
      <style:table-column-properties fo:break-before="auto" style:column-width="33.64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2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Plataforma</text:p>
          </table:table-cell>
          <table:table-cell office:value-type="string" calcext:value-type="string">
            <text:p>Campaña</text:p>
          </table:table-cell>
          <table:table-cell office:value-type="string" calcext:value-type="string">
            <text:p>Hora-interaccion</text:p>
          </table:table-cell>
          <table:table-cell table:style-name="Default" office:value-type="string" calcext:value-type="string">
            <text:p>Fecha_Inicio</text:p>
          </table:table-cell>
          <table:table-cell office:value-type="string" calcext:value-type="string">
            <text:p>Fecha_Fin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Audiencia</text:p>
          </table:table-cell>
          <table:table-cell office:value-type="string" calcext:value-type="string">
            <text:p>Impresiones</text:p>
          </table:table-cell>
          <table:table-cell office:value-type="string" calcext:value-type="string">
            <text:p>Clics</text:p>
          </table:table-cell>
          <table:table-cell office:value-type="string" calcext:value-type="string">
            <text:p>Tipo_conversión</text:p>
          </table:table-cell>
          <table:table-cell office:value-type="string" calcext:value-type="string">
            <text:p>Conversiones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CPC_promedio</text:p>
          </table:table-cell>
          <table:table-cell office:value-type="string" calcext:value-type="string">
            <text:p>Costo_conversion</text:p>
          </table:table-cell>
          <table:table-cell office:value-type="string" calcext:value-type="string">
            <text:p>Desarrollo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20-01-01</text:p>
          </table:table-cell>
          <table:table-cell table:style-name="ce1" office:value-type="string" calcext:value-type="string">
            <text:p>2020-01-31</text:p>
          </table:table-cell>
          <table:table-cell table:style-name="ce1" table:number-columns-repeated="3"/>
          <table:table-cell table:style-name="ce1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20-01-01</text:p>
          </table:table-cell>
          <table:table-cell table:style-name="ce1" office:value-type="string" calcext:value-type="string">
            <text:p>2020-01-31</text:p>
          </table:table-cell>
          <table:table-cell table:style-name="ce1" table:number-columns-repeated="3"/>
          <table:table-cell table:style-name="ce1" office:value-type="string" calcext:value-type="string">
            <text:p>B</text:p>
          </table:table-cell>
          <table:table-cell office:value-type="float" office:value="40881" calcext:value-type="float">
            <text:p>40881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982.38" calcext:value-type="float">
            <text:p>7982.38</text:p>
          </table:table-cell>
          <table:table-cell office:value-type="float" office:value="18.73798122" calcext:value-type="float">
            <text:p>18.73798122</text:p>
          </table:table-cell>
          <table:table-cell office:value-type="float" office:value="83.149791666667" calcext:value-type="float">
            <text:p>83.149791666667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20-01-01</text:p>
          </table:table-cell>
          <table:table-cell table:style-name="ce1" office:value-type="string" calcext:value-type="string">
            <text:p>2020-01-31</text:p>
          </table:table-cell>
          <table:table-cell table:style-name="ce1" table:number-columns-repeated="3"/>
          <table:table-cell table:style-name="ce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12-01</text:p>
          </table:table-cell>
          <table:table-cell table:style-name="ce1" office:value-type="string" calcext:value-type="string">
            <text:p>2019-12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12-01</text:p>
          </table:table-cell>
          <table:table-cell table:style-name="ce1" office:value-type="string" calcext:value-type="string">
            <text:p>2019-12-31</text:p>
          </table:table-cell>
          <table:table-cell table:style-name="ce1" table:number-columns-repeated="4"/>
          <table:table-cell office:value-type="float" office:value="18068" calcext:value-type="float">
            <text:p>18068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75.29" calcext:value-type="float">
            <text:p>3475.29</text:p>
          </table:table-cell>
          <table:table-cell office:value-type="float" office:value="19.20049724" calcext:value-type="float">
            <text:p>19.20049724</text:p>
          </table:table-cell>
          <table:table-cell office:value-type="float" office:value="75.549782608696" calcext:value-type="float">
            <text:p>75.54978260869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12-01</text:p>
          </table:table-cell>
          <table:table-cell table:style-name="ce1" office:value-type="string" calcext:value-type="string">
            <text:p>2019-12-31</text:p>
          </table:table-cell>
          <table:table-cell table:style-name="ce1" table:number-columns-repeated="4"/>
          <table:table-cell office:value-type="float" office:value="33539" calcext:value-type="float">
            <text:p>3353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895.74" calcext:value-type="float">
            <text:p>4895.74</text:p>
          </table:table-cell>
          <table:table-cell office:value-type="float" office:value="27.97565714" calcext:value-type="float">
            <text:p>27.97565714</text:p>
          </table:table-cell>
          <table:table-cell office:value-type="float" office:value="195.8296" calcext:value-type="float">
            <text:p>195.829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11-01</text:p>
          </table:table-cell>
          <table:table-cell table:style-name="ce1" office:value-type="string" calcext:value-type="string">
            <text:p>2019-11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11-01</text:p>
          </table:table-cell>
          <table:table-cell table:style-name="ce1" office:value-type="string" calcext:value-type="string">
            <text:p>2019-11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11-01</text:p>
          </table:table-cell>
          <table:table-cell table:style-name="ce1" office:value-type="string" calcext:value-type="string">
            <text:p>2019-11-30</text:p>
          </table:table-cell>
          <table:table-cell table:style-name="ce1" table:number-columns-repeated="4"/>
          <table:table-cell office:value-type="float" office:value="66631" calcext:value-type="float">
            <text:p>66631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878.9" calcext:value-type="float">
            <text:p>7878.9</text:p>
          </table:table-cell>
          <table:table-cell office:value-type="float" office:value="17.01706263" calcext:value-type="float">
            <text:p>17.01706263</text:p>
          </table:table-cell>
          <table:table-cell office:value-type="float" office:value="225.11142857143" calcext:value-type="float">
            <text:p>225.1114285714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10-01</text:p>
          </table:table-cell>
          <table:table-cell table:style-name="ce1" office:value-type="string" calcext:value-type="string">
            <text:p>2019-10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10-01</text:p>
          </table:table-cell>
          <table:table-cell table:style-name="ce1" office:value-type="string" calcext:value-type="string">
            <text:p>2019-10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10-01</text:p>
          </table:table-cell>
          <table:table-cell table:style-name="ce1" office:value-type="string" calcext:value-type="string">
            <text:p>2019-10-31</text:p>
          </table:table-cell>
          <table:table-cell table:style-name="ce1" table:number-columns-repeated="4"/>
          <table:table-cell office:value-type="float" office:value="79073" calcext:value-type="float">
            <text:p>79073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642.35" calcext:value-type="float">
            <text:p>8642.35</text:p>
          </table:table-cell>
          <table:table-cell office:value-type="float" office:value="16.43032319" calcext:value-type="float">
            <text:p>16.43032319</text:p>
          </table:table-cell>
          <table:table-cell office:value-type="float" office:value="246.92428571429" calcext:value-type="float">
            <text:p>246.9242857142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09-01</text:p>
          </table:table-cell>
          <table:table-cell table:style-name="ce1" office:value-type="string" calcext:value-type="string">
            <text:p>2019-09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09-01</text:p>
          </table:table-cell>
          <table:table-cell table:style-name="ce1" office:value-type="string" calcext:value-type="string">
            <text:p>2019-09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09-01</text:p>
          </table:table-cell>
          <table:table-cell table:style-name="ce1" office:value-type="string" calcext:value-type="string">
            <text:p>2019-09-30</text:p>
          </table:table-cell>
          <table:table-cell table:style-name="ce1" table:number-columns-repeated="4"/>
          <table:table-cell office:value-type="float" office:value="141285" calcext:value-type="float">
            <text:p>141285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4657.84" calcext:value-type="float">
            <text:p>14657.84</text:p>
          </table:table-cell>
          <table:table-cell office:value-type="float" office:value="16.82874856" calcext:value-type="float">
            <text:p>16.82874856</text:p>
          </table:table-cell>
          <table:table-cell office:value-type="float" office:value="276.56301886792" calcext:value-type="float">
            <text:p>276.56301886792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08-01</text:p>
          </table:table-cell>
          <table:table-cell table:style-name="ce1" office:value-type="string" calcext:value-type="string">
            <text:p>2019-08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08-01</text:p>
          </table:table-cell>
          <table:table-cell table:style-name="ce1" office:value-type="string" calcext:value-type="string">
            <text:p>2019-08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08-01</text:p>
          </table:table-cell>
          <table:table-cell table:style-name="ce1" office:value-type="string" calcext:value-type="string">
            <text:p>2019-08-31</text:p>
          </table:table-cell>
          <table:table-cell table:style-name="ce1" table:number-columns-repeated="4"/>
          <table:table-cell office:value-type="float" office:value="185304" calcext:value-type="float">
            <text:p>185304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7929.93" calcext:value-type="float">
            <text:p>17929.93</text:p>
          </table:table-cell>
          <table:table-cell office:value-type="float" office:value="15.05451721" calcext:value-type="float">
            <text:p>15.05451721</text:p>
          </table:table-cell>
          <table:table-cell office:value-type="float" office:value="267.61089552239" calcext:value-type="float">
            <text:p>267.6108955223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07-01</text:p>
          </table:table-cell>
          <table:table-cell table:style-name="ce1" office:value-type="string" calcext:value-type="string">
            <text:p>2019-07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07-01</text:p>
          </table:table-cell>
          <table:table-cell table:style-name="ce1" office:value-type="string" calcext:value-type="string">
            <text:p>2019-07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07-01</text:p>
          </table:table-cell>
          <table:table-cell table:style-name="ce1" office:value-type="string" calcext:value-type="string">
            <text:p>2019-07-31</text:p>
          </table:table-cell>
          <table:table-cell table:style-name="ce1" table:number-columns-repeated="4"/>
          <table:table-cell office:value-type="float" office:value="196176" calcext:value-type="float">
            <text:p>196176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085.71" calcext:value-type="float">
            <text:p>17085.71</text:p>
          </table:table-cell>
          <table:table-cell office:value-type="float" office:value="10.39276764" calcext:value-type="float">
            <text:p>10.39276764</text:p>
          </table:table-cell>
          <table:table-cell office:value-type="float" office:value="262.85707692308" calcext:value-type="float">
            <text:p>262.8570769230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06-01</text:p>
          </table:table-cell>
          <table:table-cell table:style-name="ce1" office:value-type="string" calcext:value-type="string">
            <text:p>2019-06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06-01</text:p>
          </table:table-cell>
          <table:table-cell table:style-name="ce1" office:value-type="string" calcext:value-type="string">
            <text:p>2019-06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06-01</text:p>
          </table:table-cell>
          <table:table-cell table:style-name="ce1" office:value-type="string" calcext:value-type="string">
            <text:p>2019-06-30</text:p>
          </table:table-cell>
          <table:table-cell table:style-name="ce1" table:number-columns-repeated="4"/>
          <table:table-cell office:value-type="float" office:value="167408" calcext:value-type="float">
            <text:p>167408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5239.65" calcext:value-type="float">
            <text:p>15239.65</text:p>
          </table:table-cell>
          <table:table-cell office:value-type="float" office:value="10.53189357" calcext:value-type="float">
            <text:p>10.53189357</text:p>
          </table:table-cell>
          <table:table-cell office:value-type="float" office:value="311.01326530612" calcext:value-type="float">
            <text:p>311.01326530612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05-01</text:p>
          </table:table-cell>
          <table:table-cell table:style-name="ce1" office:value-type="string" calcext:value-type="string">
            <text:p>2019-05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05-01</text:p>
          </table:table-cell>
          <table:table-cell table:style-name="ce1" office:value-type="string" calcext:value-type="string">
            <text:p>2019-05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05-01</text:p>
          </table:table-cell>
          <table:table-cell table:style-name="ce1" office:value-type="string" calcext:value-type="string">
            <text:p>2019-05-31</text:p>
          </table:table-cell>
          <table:table-cell table:style-name="ce1" table:number-columns-repeated="4"/>
          <table:table-cell office:value-type="float" office:value="196396" calcext:value-type="float">
            <text:p>196396</text:p>
          </table:table-cell>
          <table:table-cell office:value-type="float" office:value="1526" calcext:value-type="float">
            <text:p>152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587.8" calcext:value-type="float">
            <text:p>16587.8</text:p>
          </table:table-cell>
          <table:table-cell office:value-type="float" office:value="10.87011796" calcext:value-type="float">
            <text:p>10.87011796</text:p>
          </table:table-cell>
          <table:table-cell office:value-type="float" office:value="368.61777777778" calcext:value-type="float">
            <text:p>368.6177777777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04-01</text:p>
          </table:table-cell>
          <table:table-cell table:style-name="ce1" office:value-type="string" calcext:value-type="string">
            <text:p>2019-04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04-01</text:p>
          </table:table-cell>
          <table:table-cell table:style-name="ce1" office:value-type="string" calcext:value-type="string">
            <text:p>2019-04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04-01</text:p>
          </table:table-cell>
          <table:table-cell table:style-name="ce1" office:value-type="string" calcext:value-type="string">
            <text:p>2019-04-30</text:p>
          </table:table-cell>
          <table:table-cell table:style-name="ce1" table:number-columns-repeated="4"/>
          <table:table-cell office:value-type="float" office:value="205683" calcext:value-type="float">
            <text:p>205683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5559.84" calcext:value-type="float">
            <text:p>15559.84</text:p>
          </table:table-cell>
          <table:table-cell office:value-type="float" office:value="6.99633094" calcext:value-type="float">
            <text:p>6.99633094</text:p>
          </table:table-cell>
          <table:table-cell office:value-type="float" office:value="246.98158730159" calcext:value-type="float">
            <text:p>246.9815873015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03-01</text:p>
          </table:table-cell>
          <table:table-cell table:style-name="ce1" office:value-type="string" calcext:value-type="string">
            <text:p>2019-03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03-01</text:p>
          </table:table-cell>
          <table:table-cell table:style-name="ce1" office:value-type="string" calcext:value-type="string">
            <text:p>2019-03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03-01</text:p>
          </table:table-cell>
          <table:table-cell table:style-name="ce1" office:value-type="string" calcext:value-type="string">
            <text:p>2019-03-31</text:p>
          </table:table-cell>
          <table:table-cell table:style-name="ce1" table:number-columns-repeated="4"/>
          <table:table-cell office:value-type="float" office:value="170155" calcext:value-type="float">
            <text:p>170155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677.38" calcext:value-type="float">
            <text:p>11677.38</text:p>
          </table:table-cell>
          <table:table-cell office:value-type="float" office:value="8.44962373" calcext:value-type="float">
            <text:p>8.44962373</text:p>
          </table:table-cell>
          <table:table-cell office:value-type="float" office:value="243.27875" calcext:value-type="float">
            <text:p>243.27875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02-01</text:p>
          </table:table-cell>
          <table:table-cell table:style-name="ce1" office:value-type="string" calcext:value-type="string">
            <text:p>2019-02-28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02-01</text:p>
          </table:table-cell>
          <table:table-cell table:style-name="ce1" office:value-type="string" calcext:value-type="string">
            <text:p>2019-02-28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02-01</text:p>
          </table:table-cell>
          <table:table-cell table:style-name="ce1" office:value-type="string" calcext:value-type="string">
            <text:p>2019-02-28</text:p>
          </table:table-cell>
          <table:table-cell table:style-name="ce1" table:number-columns-repeated="4"/>
          <table:table-cell office:value-type="float" office:value="231082" calcext:value-type="float">
            <text:p>231082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208.29" calcext:value-type="float">
            <text:p>13208.29</text:p>
          </table:table-cell>
          <table:table-cell office:value-type="float" office:value="9.44798999" calcext:value-type="float">
            <text:p>9.44798999</text:p>
          </table:table-cell>
          <table:table-cell office:value-type="float" office:value="203.20446153846" calcext:value-type="float">
            <text:p>203.2044615384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9-01-01</text:p>
          </table:table-cell>
          <table:table-cell table:style-name="ce1" office:value-type="string" calcext:value-type="string">
            <text:p>2019-01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9-01-01</text:p>
          </table:table-cell>
          <table:table-cell table:style-name="ce1" office:value-type="string" calcext:value-type="string">
            <text:p>2019-01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9-01-01</text:p>
          </table:table-cell>
          <table:table-cell table:style-name="ce1" office:value-type="string" calcext:value-type="string">
            <text:p>2019-01-31</text:p>
          </table:table-cell>
          <table:table-cell table:style-name="ce1" table:number-columns-repeated="4"/>
          <table:table-cell office:value-type="float" office:value="267508" calcext:value-type="float">
            <text:p>267508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758.24" calcext:value-type="float">
            <text:p>12758.24</text:p>
          </table:table-cell>
          <table:table-cell office:value-type="float" office:value="6.63110187" calcext:value-type="float">
            <text:p>6.63110187</text:p>
          </table:table-cell>
          <table:table-cell office:value-type="float" office:value="137.18537634409" calcext:value-type="float">
            <text:p>137.1853763440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8-12-01</text:p>
          </table:table-cell>
          <table:table-cell table:style-name="ce1" office:value-type="string" calcext:value-type="string">
            <text:p>2018-12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8-12-01</text:p>
          </table:table-cell>
          <table:table-cell table:style-name="ce1" office:value-type="string" calcext:value-type="string">
            <text:p>2018-12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8-12-01</text:p>
          </table:table-cell>
          <table:table-cell table:style-name="ce1" office:value-type="string" calcext:value-type="string">
            <text:p>2018-12-31</text:p>
          </table:table-cell>
          <table:table-cell table:style-name="ce1" table:number-columns-repeated="4"/>
          <table:table-cell office:value-type="float" office:value="156510" calcext:value-type="float">
            <text:p>156510</text:p>
          </table:table-cell>
          <table:table-cell office:value-type="float" office:value="1394" calcext:value-type="float">
            <text:p>139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041.99" calcext:value-type="float">
            <text:p>9041.99</text:p>
          </table:table-cell>
          <table:table-cell office:value-type="float" office:value="6.48636298" calcext:value-type="float">
            <text:p>6.48636298</text:p>
          </table:table-cell>
          <table:table-cell office:value-type="float" office:value="164.39981818182" calcext:value-type="float">
            <text:p>164.39981818182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8-11-01</text:p>
          </table:table-cell>
          <table:table-cell table:style-name="ce1" office:value-type="string" calcext:value-type="string">
            <text:p>2018-11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8-11-01</text:p>
          </table:table-cell>
          <table:table-cell table:style-name="ce1" office:value-type="string" calcext:value-type="string">
            <text:p>2018-11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8-11-01</text:p>
          </table:table-cell>
          <table:table-cell table:style-name="ce1" office:value-type="string" calcext:value-type="string">
            <text:p>2018-11-30</text:p>
          </table:table-cell>
          <table:table-cell table:style-name="ce1" table:number-columns-repeated="4"/>
          <table:table-cell office:value-type="float" office:value="149516" calcext:value-type="float">
            <text:p>149516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543.84" calcext:value-type="float">
            <text:p>8543.84</text:p>
          </table:table-cell>
          <table:table-cell office:value-type="float" office:value="5.13760673" calcext:value-type="float">
            <text:p>5.13760673</text:p>
          </table:table-cell>
          <table:table-cell office:value-type="float" office:value="112.41894736842" calcext:value-type="float">
            <text:p>112.41894736842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8-10-01</text:p>
          </table:table-cell>
          <table:table-cell table:style-name="ce1" office:value-type="string" calcext:value-type="string">
            <text:p>2018-10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8-10-01</text:p>
          </table:table-cell>
          <table:table-cell table:style-name="ce1" office:value-type="string" calcext:value-type="string">
            <text:p>2018-10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8-10-01</text:p>
          </table:table-cell>
          <table:table-cell table:style-name="ce1" office:value-type="string" calcext:value-type="string">
            <text:p>2018-10-31</text:p>
          </table:table-cell>
          <table:table-cell table:style-name="ce1" table:number-columns-repeated="4"/>
          <table:table-cell office:value-type="float" office:value="65448" calcext:value-type="float">
            <text:p>65448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427.41" calcext:value-type="float">
            <text:p>3427.41</text:p>
          </table:table-cell>
          <table:table-cell office:value-type="float" office:value="3.84238789" calcext:value-type="float">
            <text:p>3.84238789</text:p>
          </table:table-cell>
          <table:table-cell office:value-type="float" office:value="81.605" calcext:value-type="float">
            <text:p>81.605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18-09-27</text:p>
          </table:table-cell>
          <table:table-cell table:style-name="ce1" office:value-type="string" calcext:value-type="string">
            <text:p>2018-09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18-09-27</text:p>
          </table:table-cell>
          <table:table-cell table:style-name="ce1" office:value-type="string" calcext:value-type="string">
            <text:p>2018-09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18-09-27</text:p>
          </table:table-cell>
          <table:table-cell table:style-name="ce1" office:value-type="string" calcext:value-type="string">
            <text:p>2018-09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20-02-01</text:p>
          </table:table-cell>
          <table:table-cell table:style-name="ce1" office:value-type="string" calcext:value-type="string">
            <text:p>2020-02-29</text:p>
          </table:table-cell>
          <table:table-cell table:style-name="ce1"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1_GWEP_ParqueHacienda_PI_PFM_FB</text:p>
          </table:table-cell>
          <table:table-cell/>
          <table:table-cell office:value-type="string" calcext:value-type="string">
            <text:p>2020-02-01</text:p>
          </table:table-cell>
          <table:table-cell table:style-name="ce1" office:value-type="string" calcext:value-type="string">
            <text:p>2020-02-29</text:p>
          </table:table-cell>
          <table:table-cell table:style-name="ce1"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20-02-01</text:p>
          </table:table-cell>
          <table:table-cell table:style-name="ce1" office:value-type="string" calcext:value-type="string">
            <text:p>2020-02-29</text:p>
          </table:table-cell>
          <table:table-cell table:style-name="ce1" table:number-columns-repeated="4"/>
          <table:table-cell office:value-type="float" office:value="62532" calcext:value-type="float">
            <text:p>62532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88.18" calcext:value-type="float">
            <text:p>9888.18</text:p>
          </table:table-cell>
          <table:table-cell office:value-type="float" office:value="18.01125683" calcext:value-type="float">
            <text:p>18.01125683</text:p>
          </table:table-cell>
          <table:table-cell office:value-type="float" office:value="109.86866666667" calcext:value-type="float">
            <text:p>109.86866666667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3_GWEP_ParqueHacienda_PI_PFM_FB</text:p>
          </table:table-cell>
          <table:table-cell/>
          <table:table-cell office:value-type="string" calcext:value-type="string">
            <text:p>2020-02-01</text:p>
          </table:table-cell>
          <table:table-cell table:style-name="ce1" office:value-type="string" calcext:value-type="string">
            <text:p>2020-02-29</text:p>
          </table:table-cell>
          <table:table-cell table:style-name="ce1"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(Display)</text:p>
          </table:table-cell>
          <table:table-cell/>
          <table:table-cell office:value-type="string" calcext:value-type="string">
            <text:p>oct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76290" calcext:value-type="float">
            <text:p>7629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45.81" calcext:value-type="float">
            <text:p>445.81</text:p>
          </table:table-cell>
          <table:table-cell office:value-type="float" office:value="1.02" calcext:value-type="float">
            <text:p>1.02</text:p>
          </table:table-cell>
          <table:table-cell office:value-type="float" office:value="74.3" calcext:value-type="float">
            <text:p>74.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earch General</text:p>
          </table:table-cell>
          <table:table-cell/>
          <table:table-cell office:value-type="string" calcext:value-type="string">
            <text:p>oct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5660" calcext:value-type="float">
            <text:p>356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.43" calcext:value-type="float">
            <text:p>79.4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oct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00527" calcext:value-type="float">
            <text:p>500527</text:p>
          </table:table-cell>
          <table:table-cell office:value-type="float" office:value="4922" calcext:value-type="float">
            <text:p>49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14.34" calcext:value-type="float">
            <text:p>1814.34</text:p>
          </table:table-cell>
          <table:table-cell office:value-type="float" office:value="0.37" calcext:value-type="float">
            <text:p>0.37</text:p>
          </table:table-cell>
          <table:table-cell office:value-type="float" office:value="453.58" calcext:value-type="float">
            <text:p>453.5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(Display)</text:p>
          </table:table-cell>
          <table:table-cell/>
          <table:table-cell office:value-type="string" calcext:value-type="string">
            <text:p>nov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96950" calcext:value-type="float">
            <text:p>9695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5.09" calcext:value-type="float">
            <text:p>735.09</text:p>
          </table:table-cell>
          <table:table-cell office:value-type="float" office:value="2.41" calcext:value-type="float">
            <text:p>2.41</text:p>
          </table:table-cell>
          <table:table-cell office:value-type="float" office:value="735.09" calcext:value-type="float">
            <text:p>735.0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earch General</text:p>
          </table:table-cell>
          <table:table-cell/>
          <table:table-cell office:value-type="string" calcext:value-type="string">
            <text:p>nov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119252" calcext:value-type="float">
            <text:p>2119252</text:p>
          </table:table-cell>
          <table:table-cell office:value-type="float" office:value="9875" calcext:value-type="float">
            <text:p>9875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35842" calcext:value-type="float">
            <text:p>35842</text:p>
          </table:table-cell>
          <table:table-cell office:value-type="float" office:value="3.63" calcext:value-type="float">
            <text:p>3.63</text:p>
          </table:table-cell>
          <table:table-cell office:value-type="float" office:value="126.93" calcext:value-type="float">
            <text:p>126.9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nov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367844" calcext:value-type="float">
            <text:p>1367844</text:p>
          </table:table-cell>
          <table:table-cell office:value-type="float" office:value="23965" calcext:value-type="float">
            <text:p>239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344.56" calcext:value-type="float">
            <text:p>6344.56</text:p>
          </table:table-cell>
          <table:table-cell office:value-type="float" office:value="0.26" calcext:value-type="float">
            <text:p>0.26</text:p>
          </table:table-cell>
          <table:table-cell office:value-type="float" office:value="352.48" calcext:value-type="float">
            <text:p>352.4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nov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8189" calcext:value-type="float">
            <text:p>818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1.53" calcext:value-type="float">
            <text:p>411.53</text:p>
          </table:table-cell>
          <table:table-cell office:value-type="float" office:value="4.43" calcext:value-type="float">
            <text:p>4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earch General</text:p>
          </table:table-cell>
          <table:table-cell/>
          <table:table-cell office:value-type="string" calcext:value-type="string">
            <text:p>dic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12793" calcext:value-type="float">
            <text:p>212793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61.36" calcext:value-type="float">
            <text:p>2861.36</text:p>
          </table:table-cell>
          <table:table-cell office:value-type="float" office:value="2.2" calcext:value-type="float">
            <text:p>2.2</text:p>
          </table:table-cell>
          <table:table-cell office:value-type="float" office:value="465.89" calcext:value-type="float">
            <text:p>465.8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dic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dic-16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00261" calcext:value-type="float">
            <text:p>200261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614.17" calcext:value-type="float">
            <text:p>4614.17</text:p>
          </table:table-cell>
          <table:table-cell office:value-type="float" office:value="2.6" calcext:value-type="float">
            <text:p>2.6</text:p>
          </table:table-cell>
          <table:table-cell office:value-type="float" office:value="176.28" calcext:value-type="float">
            <text:p>176.2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ene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71183" calcext:value-type="float">
            <text:p>371183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998.05" calcext:value-type="float">
            <text:p>6998.05</text:p>
          </table:table-cell>
          <table:table-cell office:value-type="float" office:value="2.41" calcext:value-type="float">
            <text:p>2.41</text:p>
          </table:table-cell>
          <table:table-cell office:value-type="float" office:value="195.72" calcext:value-type="float">
            <text:p>195.72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feb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74346" calcext:value-type="float">
            <text:p>574346</text:p>
          </table:table-cell>
          <table:table-cell office:value-type="float" office:value="3024" calcext:value-type="float">
            <text:p>30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975.92" calcext:value-type="float">
            <text:p>7975.92</text:p>
          </table:table-cell>
          <table:table-cell office:value-type="float" office:value="2.64" calcext:value-type="float">
            <text:p>2.64</text:p>
          </table:table-cell>
          <table:table-cell office:value-type="float" office:value="255.85" calcext:value-type="float">
            <text:p>255.85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mar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33298" calcext:value-type="float">
            <text:p>533298</text:p>
          </table:table-cell>
          <table:table-cell office:value-type="float" office:value="3965" calcext:value-type="float">
            <text:p>396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945.17" calcext:value-type="float">
            <text:p>12945.17</text:p>
          </table:table-cell>
          <table:table-cell office:value-type="float" office:value="3.26" calcext:value-type="float">
            <text:p>3.26</text:p>
          </table:table-cell>
          <table:table-cell office:value-type="float" office:value="249.75" calcext:value-type="float">
            <text:p>249.75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abr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58879" calcext:value-type="float">
            <text:p>258879</text:p>
          </table:table-cell>
          <table:table-cell office:value-type="float" office:value="2198" calcext:value-type="float">
            <text:p>21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81.67" calcext:value-type="float">
            <text:p>4781.67</text:p>
          </table:table-cell>
          <table:table-cell office:value-type="float" office:value="2.18" calcext:value-type="float">
            <text:p>2.18</text:p>
          </table:table-cell>
          <table:table-cell office:value-type="float" office:value="235.72" calcext:value-type="float">
            <text:p>235.72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may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51326" calcext:value-type="float">
            <text:p>251326</text:p>
          </table:table-cell>
          <table:table-cell office:value-type="float" office:value="2355" calcext:value-type="float">
            <text:p>2355</text:p>
          </table:table-cell>
          <table:table-cell/>
          <table:table-cell office:value-type="float" office:value="21.07" calcext:value-type="float">
            <text:p>21.07</text:p>
          </table:table-cell>
          <table:table-cell office:value-type="float" office:value="6995.11" calcext:value-type="float">
            <text:p>6995.11</text:p>
          </table:table-cell>
          <table:table-cell office:value-type="float" office:value="2.97" calcext:value-type="float">
            <text:p>2.97</text:p>
          </table:table-cell>
          <table:table-cell office:value-type="float" office:value="330.16" calcext:value-type="float">
            <text:p>330.1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jun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95529" calcext:value-type="float">
            <text:p>95529</text:p>
          </table:table-cell>
          <table:table-cell office:value-type="float" office:value="1377" calcext:value-type="float">
            <text:p>1377</text:p>
          </table:table-cell>
          <table:table-cell/>
          <table:table-cell office:value-type="float" office:value="19.93" calcext:value-type="float">
            <text:p>19.93</text:p>
          </table:table-cell>
          <table:table-cell office:value-type="float" office:value="4698.61" calcext:value-type="float">
            <text:p>4698.61</text:p>
          </table:table-cell>
          <table:table-cell office:value-type="float" office:value="3.41" calcext:value-type="float">
            <text:p>3.41</text:p>
          </table:table-cell>
          <table:table-cell office:value-type="float" office:value="235.26" calcext:value-type="float">
            <text:p>235.2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jul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19908" calcext:value-type="float">
            <text:p>119908</text:p>
          </table:table-cell>
          <table:table-cell office:value-type="float" office:value="1631" calcext:value-type="float">
            <text:p>163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653.05" calcext:value-type="float">
            <text:p>5653.05</text:p>
          </table:table-cell>
          <table:table-cell office:value-type="float" office:value="3.47" calcext:value-type="float">
            <text:p>3.47</text:p>
          </table:table-cell>
          <table:table-cell office:value-type="float" office:value="225.84" calcext:value-type="float">
            <text:p>225.8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jul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2250" calcext:value-type="float">
            <text:p>1225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.06" calcext:value-type="float">
            <text:p>87.0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ago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36742" calcext:value-type="float">
            <text:p>136742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32.77" calcext:value-type="float">
            <text:p>5632.77</text:p>
          </table:table-cell>
          <table:table-cell office:value-type="float" office:value="3.46" calcext:value-type="float">
            <text:p>3.46</text:p>
          </table:table-cell>
          <table:table-cell office:value-type="float" office:value="267.54" calcext:value-type="float">
            <text:p>267.5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ago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190077" calcext:value-type="float">
            <text:p>1190077</text:p>
          </table:table-cell>
          <table:table-cell office:value-type="float" office:value="3770" calcext:value-type="float">
            <text:p>37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28.03" calcext:value-type="float">
            <text:p>4028.03</text:p>
          </table:table-cell>
          <table:table-cell office:value-type="float" office:value="1.07" calcext:value-type="float">
            <text:p>1.07</text:p>
          </table:table-cell>
          <table:table-cell office:value-type="float" office:value="4025.94" calcext:value-type="float">
            <text:p>4025.9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sep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34637" calcext:value-type="float">
            <text:p>134637</text:p>
          </table:table-cell>
          <table:table-cell office:value-type="float" office:value="1606" calcext:value-type="float">
            <text:p>160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132.67" calcext:value-type="float">
            <text:p>6132.67</text:p>
          </table:table-cell>
          <table:table-cell office:value-type="float" office:value="3.82" calcext:value-type="float">
            <text:p>3.82</text:p>
          </table:table-cell>
          <table:table-cell office:value-type="float" office:value="218.3" calcext:value-type="float">
            <text:p>218.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sep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781593" calcext:value-type="float">
            <text:p>781593</text:p>
          </table:table-cell>
          <table:table-cell office:value-type="float" office:value="2274" calcext:value-type="float">
            <text:p>22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37.79" calcext:value-type="float">
            <text:p>2137.79</text:p>
          </table:table-cell>
          <table:table-cell office:value-type="float" office:value="0.94" calcext:value-type="float">
            <text:p>0.94</text:p>
          </table:table-cell>
          <table:table-cell office:value-type="float" office:value="1066.79" calcext:value-type="float">
            <text:p>1066.7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oct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13133" calcext:value-type="float">
            <text:p>113133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795.32" calcext:value-type="float">
            <text:p>5795.32</text:p>
          </table:table-cell>
          <table:table-cell office:value-type="float" office:value="3.97" calcext:value-type="float">
            <text:p>3.97</text:p>
          </table:table-cell>
          <table:table-cell office:value-type="float" office:value="198.43" calcext:value-type="float">
            <text:p>198.4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oct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633" calcext:value-type="float">
            <text:p>26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nov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11739" calcext:value-type="float">
            <text:p>111739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6465.01" calcext:value-type="float">
            <text:p>6465.01</text:p>
          </table:table-cell>
          <table:table-cell office:value-type="float" office:value="4.06" calcext:value-type="float">
            <text:p>4.06</text:p>
          </table:table-cell>
          <table:table-cell office:value-type="float" office:value="297.48" calcext:value-type="float">
            <text:p>297.4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nov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2" calcext:value-type="float">
            <text:p>6.9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dic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89618" calcext:value-type="float">
            <text:p>189618</text:p>
          </table:table-cell>
          <table:table-cell office:value-type="float" office:value="2248" calcext:value-type="float">
            <text:p>2248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20248.31" calcext:value-type="float">
            <text:p>20248.31</text:p>
          </table:table-cell>
          <table:table-cell office:value-type="float" office:value="9.01" calcext:value-type="float">
            <text:p>9.01</text:p>
          </table:table-cell>
          <table:table-cell office:value-type="float" office:value="282.52" calcext:value-type="float">
            <text:p>282.52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dic-17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108" calcext:value-type="float">
            <text:p>110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46" calcext:value-type="float">
            <text:p>7.46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ene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29055" calcext:value-type="float">
            <text:p>12905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366.71" calcext:value-type="float">
            <text:p>13366.71</text:p>
          </table:table-cell>
          <table:table-cell office:value-type="float" office:value="12.31" calcext:value-type="float">
            <text:p>12.31</text:p>
          </table:table-cell>
          <table:table-cell office:value-type="float" office:value="257.19" calcext:value-type="float">
            <text:p>257.1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ene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668" calcext:value-type="float">
            <text:p>5668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66" calcext:value-type="float">
            <text:p>40.66</text:p>
          </table:table-cell>
          <table:table-cell office:value-type="float" office:value="0.25" calcext:value-type="float">
            <text:p>0.25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ene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49641" calcext:value-type="float">
            <text:p>49641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98.88" calcext:value-type="float">
            <text:p>1598.88</text:p>
          </table:table-cell>
          <table:table-cell office:value-type="float" office:value="3.74" calcext:value-type="float">
            <text:p>3.74</text:p>
          </table:table-cell>
          <table:table-cell office:value-type="float" office:value="792.28" calcext:value-type="float">
            <text:p>792.2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5MXN</text:p>
          </table:table-cell>
          <table:table-cell/>
          <table:table-cell office:value-type="string" calcext:value-type="string">
            <text:p>ene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9820" calcext:value-type="float">
            <text:p>2982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2.48" calcext:value-type="float">
            <text:p>322.48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MXN</text:p>
          </table:table-cell>
          <table:table-cell/>
          <table:table-cell office:value-type="string" calcext:value-type="string">
            <text:p>ene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feb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1147" calcext:value-type="float">
            <text:p>2114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2168.49" calcext:value-type="float">
            <text:p>2168.49</text:p>
          </table:table-cell>
          <table:table-cell office:value-type="float" office:value="4.34" calcext:value-type="float">
            <text:p>4.34</text:p>
          </table:table-cell>
          <table:table-cell office:value-type="float" office:value="693.82" calcext:value-type="float">
            <text:p>693.82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feb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445289" calcext:value-type="float">
            <text:p>445289</text:p>
          </table:table-cell>
          <table:table-cell office:value-type="float" office:value="19365" calcext:value-type="float">
            <text:p>193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60.75" calcext:value-type="float">
            <text:p>5060.7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feb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59383" calcext:value-type="float">
            <text:p>359383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11027.49" calcext:value-type="float">
            <text:p>11027.49</text:p>
          </table:table-cell>
          <table:table-cell office:value-type="float" office:value="3.67" calcext:value-type="float">
            <text:p>3.67</text:p>
          </table:table-cell>
          <table:table-cell office:value-type="float" office:value="1159.08" calcext:value-type="float">
            <text:p>1159.0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5MXN</text:p>
          </table:table-cell>
          <table:table-cell/>
          <table:table-cell office:value-type="string" calcext:value-type="string">
            <text:p>feb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76257" calcext:value-type="float">
            <text:p>176257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8.41" calcext:value-type="float">
            <text:p>1598.41</text:p>
          </table:table-cell>
          <table:table-cell office:value-type="float" office:value="2.71" calcext:value-type="float">
            <text:p>2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MXN</text:p>
          </table:table-cell>
          <table:table-cell/>
          <table:table-cell office:value-type="string" calcext:value-type="string">
            <text:p>feb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91" calcext:value-type="float">
            <text:p>5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9" calcext:value-type="float">
            <text:p>5.5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Display</text:p>
          </table:table-cell>
          <table:table-cell/>
          <table:table-cell office:value-type="string" calcext:value-type="string">
            <text:p>feb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730102" calcext:value-type="float">
            <text:p>730102</text:p>
          </table:table-cell>
          <table:table-cell office:value-type="float" office:value="22214" calcext:value-type="float">
            <text:p>22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39.57" calcext:value-type="float">
            <text:p>5039.5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CPA $300</text:p>
          </table:table-cell>
          <table:table-cell/>
          <table:table-cell office:value-type="string" calcext:value-type="string">
            <text:p>feb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42" calcext:value-type="float">
            <text:p>54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9.35" calcext:value-type="float">
            <text:p>179.35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ma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29840" calcext:value-type="float">
            <text:p>129840</text:p>
          </table:table-cell>
          <table:table-cell office:value-type="float" office:value="3383" calcext:value-type="float">
            <text:p>3383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21636.23" calcext:value-type="float">
            <text:p>21636.23</text:p>
          </table:table-cell>
          <table:table-cell office:value-type="float" office:value="6.4" calcext:value-type="float">
            <text:p>6.4</text:p>
          </table:table-cell>
          <table:table-cell office:value-type="float" office:value="3233.33" calcext:value-type="float">
            <text:p>3233.3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ma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12193" calcext:value-type="float">
            <text:p>312193</text:p>
          </table:table-cell>
          <table:table-cell office:value-type="float" office:value="14360" calcext:value-type="float">
            <text:p>143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69.53" calcext:value-type="float">
            <text:p>3369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Display</text:p>
          </table:table-cell>
          <table:table-cell/>
          <table:table-cell office:value-type="string" calcext:value-type="string">
            <text:p>ma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638525" calcext:value-type="float">
            <text:p>638525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41.23" calcext:value-type="float">
            <text:p>3541.23</text:p>
          </table:table-cell>
          <table:table-cell office:value-type="float" office:value="0.18" calcext:value-type="float">
            <text:p>0.18</text:p>
          </table:table-cell>
          <table:table-cell office:value-type="float" office:value="442.65" calcext:value-type="float">
            <text:p>442.65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CPA $300</text:p>
          </table:table-cell>
          <table:table-cell/>
          <table:table-cell office:value-type="string" calcext:value-type="string">
            <text:p>ma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.07" calcext:value-type="float">
            <text:p>60.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ab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30210" calcext:value-type="float">
            <text:p>130210</text:p>
          </table:table-cell>
          <table:table-cell office:value-type="float" office:value="3587" calcext:value-type="float">
            <text:p>35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2841.89" calcext:value-type="float">
            <text:p>22841.89</text:p>
          </table:table-cell>
          <table:table-cell office:value-type="float" office:value="6.37" calcext:value-type="float">
            <text:p>6.37</text:p>
          </table:table-cell>
          <table:table-cell office:value-type="float" office:value="2249.68" calcext:value-type="float">
            <text:p>2249.6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ab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12242" calcext:value-type="float">
            <text:p>312242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31.4" calcext:value-type="float">
            <text:p>2631.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ab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9226" calcext:value-type="float">
            <text:p>29226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8.4" calcext:value-type="float">
            <text:p>1058.4</text:p>
          </table:table-cell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5MXN</text:p>
          </table:table-cell>
          <table:table-cell/>
          <table:table-cell office:value-type="string" calcext:value-type="string">
            <text:p>ab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9808" calcext:value-type="float">
            <text:p>1980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6.52" calcext:value-type="float">
            <text:p>196.52</text:p>
          </table:table-cell>
          <table:table-cell office:value-type="float" office:value="2.77" calcext:value-type="float">
            <text:p>2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MXN</text:p>
          </table:table-cell>
          <table:table-cell/>
          <table:table-cell office:value-type="string" calcext:value-type="string">
            <text:p>ab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Display</text:p>
          </table:table-cell>
          <table:table-cell/>
          <table:table-cell office:value-type="string" calcext:value-type="string">
            <text:p>abr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92176" calcext:value-type="float">
            <text:p>39217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15.49" calcext:value-type="float">
            <text:p>3415.49</text:p>
          </table:table-cell>
          <table:table-cell office:value-type="float" office:value="4.66" calcext:value-type="float">
            <text:p>4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may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3146" calcext:value-type="float">
            <text:p>13146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39.51" calcext:value-type="float">
            <text:p>4139.51</text:p>
          </table:table-cell>
          <table:table-cell office:value-type="float" office:value="8.13" calcext:value-type="float">
            <text:p>8.13</text:p>
          </table:table-cell>
          <table:table-cell office:value-type="float" office:value="4046.14" calcext:value-type="float">
            <text:p>4046.1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may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Display</text:p>
          </table:table-cell>
          <table:table-cell/>
          <table:table-cell office:value-type="string" calcext:value-type="string">
            <text:p>may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23767" calcext:value-type="float">
            <text:p>123767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5.5" calcext:value-type="float">
            <text:p>885.5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earch General</text:p>
          </table:table-cell>
          <table:table-cell/>
          <table:table-cell office:value-type="string" calcext:value-type="string">
            <text:p>ago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.39" calcext:value-type="float">
            <text:p>95.39</text:p>
          </table:table-cell>
          <table:table-cell office:value-type="float" office:value="4.54" calcext:value-type="float">
            <text:p>4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ago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4669" calcext:value-type="float">
            <text:p>14669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8.08" calcext:value-type="float">
            <text:p>218.08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ago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.52" calcext:value-type="float">
            <text:p>159.52</text:p>
          </table:table-cell>
          <table:table-cell office:value-type="float" office:value="7.98" calcext:value-type="float">
            <text:p>7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ago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22" calcext:value-type="float">
            <text:p>32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.15" calcext:value-type="float">
            <text:p>159.15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5MXN</text:p>
          </table:table-cell>
          <table:table-cell/>
          <table:table-cell office:value-type="string" calcext:value-type="string">
            <text:p>ago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89" calcext:value-type="float">
            <text:p>37.89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MXN</text:p>
          </table:table-cell>
          <table:table-cell/>
          <table:table-cell office:value-type="string" calcext:value-type="string">
            <text:p>ago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sep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962741" calcext:value-type="float">
            <text:p>962741</text:p>
          </table:table-cell>
          <table:table-cell office:value-type="float" office:value="44987" calcext:value-type="float">
            <text:p>449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73.62" calcext:value-type="float">
            <text:p>8073.62</text:p>
          </table:table-cell>
          <table:table-cell office:value-type="float" office:value="0.18" calcext:value-type="float">
            <text:p>0.18</text:p>
          </table:table-cell>
          <table:table-cell office:value-type="float" office:value="807.36" calcext:value-type="float">
            <text:p>807.3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</text:p>
          </table:table-cell>
          <table:table-cell/>
          <table:table-cell office:value-type="string" calcext:value-type="string">
            <text:p>sep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9.65" calcext:value-type="float">
            <text:p>179.65</text:p>
          </table:table-cell>
          <table:table-cell office:value-type="float" office:value="8.98" calcext:value-type="float">
            <text:p>8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sep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7926" calcext:value-type="float">
            <text:p>1792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01.62" calcext:value-type="float">
            <text:p>9601.62</text:p>
          </table:table-cell>
          <table:table-cell office:value-type="float" office:value="6.56" calcext:value-type="float">
            <text:p>6.56</text:p>
          </table:table-cell>
          <table:table-cell office:value-type="float" office:value="2378.78" calcext:value-type="float">
            <text:p>2378.7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5MXN</text:p>
          </table:table-cell>
          <table:table-cell/>
          <table:table-cell office:value-type="string" calcext:value-type="string">
            <text:p>sep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46652" calcext:value-type="float">
            <text:p>466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42.5" calcext:value-type="float">
            <text:p>1842.5</text:p>
          </table:table-cell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MXN</text:p>
          </table:table-cell>
          <table:table-cell/>
          <table:table-cell office:value-type="string" calcext:value-type="string">
            <text:p>sep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097" calcext:value-type="float">
            <text:p>109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7" calcext:value-type="float">
            <text:p>10.17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oct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496511" calcext:value-type="float">
            <text:p>496511</text:p>
          </table:table-cell>
          <table:table-cell office:value-type="float" office:value="18977" calcext:value-type="float">
            <text:p>189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61.83" calcext:value-type="float">
            <text:p>4061.83</text:p>
          </table:table-cell>
          <table:table-cell office:value-type="float" office:value="0.21" calcext:value-type="float">
            <text:p>0.21</text:p>
          </table:table-cell>
          <table:table-cell office:value-type="float" office:value="451.31" calcext:value-type="float">
            <text:p>451.31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oct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4765" calcext:value-type="float">
            <text:p>24765</text:p>
          </table:table-cell>
          <table:table-cell office:value-type="float" office:value="2275" calcext:value-type="float">
            <text:p>22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127.73" calcext:value-type="float">
            <text:p>16127.73</text:p>
          </table:table-cell>
          <table:table-cell office:value-type="float" office:value="7.09" calcext:value-type="float">
            <text:p>7.09</text:p>
          </table:table-cell>
          <table:table-cell office:value-type="float" office:value="874.81" calcext:value-type="float">
            <text:p>874.81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nov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491528" calcext:value-type="float">
            <text:p>491528</text:p>
          </table:table-cell>
          <table:table-cell office:value-type="float" office:value="16379" calcext:value-type="float">
            <text:p>1637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99.36" calcext:value-type="float">
            <text:p>5599.36</text:p>
          </table:table-cell>
          <table:table-cell office:value-type="float" office:value="0.34" calcext:value-type="float">
            <text:p>0.34</text:p>
          </table:table-cell>
          <table:table-cell office:value-type="float" office:value="933.23" calcext:value-type="float">
            <text:p>933.2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nov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0281" calcext:value-type="float">
            <text:p>10281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73.4" calcext:value-type="float">
            <text:p>5173.4</text:p>
          </table:table-cell>
          <table:table-cell office:value-type="float" office:value="4.55" calcext:value-type="float">
            <text:p>4.55</text:p>
          </table:table-cell>
          <table:table-cell office:value-type="float" office:value="158.88" calcext:value-type="float">
            <text:p>158.8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dic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84401" calcext:value-type="float">
            <text:p>284401</text:p>
          </table:table-cell>
          <table:table-cell office:value-type="float" office:value="10657" calcext:value-type="float">
            <text:p>10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27.99" calcext:value-type="float">
            <text:p>3127.9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dic-18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7718" calcext:value-type="float">
            <text:p>7718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936.83" calcext:value-type="float">
            <text:p>3936.83</text:p>
          </table:table-cell>
          <table:table-cell office:value-type="float" office:value="3.81" calcext:value-type="float">
            <text:p>3.81</text:p>
          </table:table-cell>
          <table:table-cell office:value-type="float" office:value="154.8" calcext:value-type="float">
            <text:p>154.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ene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97647" calcext:value-type="float">
            <text:p>397647</text:p>
          </table:table-cell>
          <table:table-cell office:value-type="float" office:value="11666" calcext:value-type="float">
            <text:p>116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30.67" calcext:value-type="float">
            <text:p>2030.67</text:p>
          </table:table-cell>
          <table:table-cell office:value-type="float" office:value="0.17" calcext:value-type="float">
            <text:p>0.17</text:p>
          </table:table-cell>
          <table:table-cell office:value-type="float" office:value="1015.34" calcext:value-type="float">
            <text:p>1015.3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ene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15878" calcext:value-type="float">
            <text:p>215878</text:p>
          </table:table-cell>
          <table:table-cell office:value-type="float" office:value="2889" calcext:value-type="float">
            <text:p>2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6.67" calcext:value-type="float">
            <text:p>416.67</text:p>
          </table:table-cell>
          <table:table-cell office:value-type="float" office:value="0.14" calcext:value-type="float">
            <text:p>0.14</text:p>
          </table:table-cell>
          <table:table-cell office:value-type="float" office:value="416.67" calcext:value-type="float">
            <text:p>416.67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ene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9226" calcext:value-type="float">
            <text:p>9226</text:p>
          </table:table-cell>
          <table:table-cell office:value-type="float" office:value="1165" calcext:value-type="float">
            <text:p>11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999.29" calcext:value-type="float">
            <text:p>3999.29</text:p>
          </table:table-cell>
          <table:table-cell office:value-type="float" office:value="3.43" calcext:value-type="float">
            <text:p>3.43</text:p>
          </table:table-cell>
          <table:table-cell office:value-type="float" office:value="172.56" calcext:value-type="float">
            <text:p>172.5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feb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239437" calcext:value-type="float">
            <text:p>1239437</text:p>
          </table:table-cell>
          <table:table-cell office:value-type="float" office:value="19994" calcext:value-type="float">
            <text:p>199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59.63" calcext:value-type="float">
            <text:p>2859.63</text:p>
          </table:table-cell>
          <table:table-cell office:value-type="float" office:value="0.14" calcext:value-type="float">
            <text:p>0.14</text:p>
          </table:table-cell>
          <table:table-cell office:value-type="float" office:value="317.74" calcext:value-type="float">
            <text:p>317.7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feb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8987" calcext:value-type="float">
            <text:p>8987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048.2" calcext:value-type="float">
            <text:p>4048.2</text:p>
          </table:table-cell>
          <table:table-cell office:value-type="float" office:value="3.79" calcext:value-type="float">
            <text:p>3.79</text:p>
          </table:table-cell>
          <table:table-cell office:value-type="float" office:value="191.1" calcext:value-type="float">
            <text:p>191.1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mar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666772" calcext:value-type="float">
            <text:p>666772</text:p>
          </table:table-cell>
          <table:table-cell office:value-type="float" office:value="13334" calcext:value-type="float">
            <text:p>133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89.14" calcext:value-type="float">
            <text:p>1989.1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mar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9708" calcext:value-type="float">
            <text:p>9708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70.43" calcext:value-type="float">
            <text:p>4970.43</text:p>
          </table:table-cell>
          <table:table-cell office:value-type="float" office:value="3.94" calcext:value-type="float">
            <text:p>3.94</text:p>
          </table:table-cell>
          <table:table-cell office:value-type="float" office:value="1228.58" calcext:value-type="float">
            <text:p>1228.58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abr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598906" calcext:value-type="float">
            <text:p>1598906</text:p>
          </table:table-cell>
          <table:table-cell office:value-type="float" office:value="32509" calcext:value-type="float">
            <text:p>325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08.87" calcext:value-type="float">
            <text:p>4608.8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abr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2542" calcext:value-type="float">
            <text:p>12542</text:p>
          </table:table-cell>
          <table:table-cell office:value-type="float" office:value="1430" calcext:value-type="float">
            <text:p>14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32.11" calcext:value-type="float">
            <text:p>7132.11</text:p>
          </table:table-cell>
          <table:table-cell office:value-type="float" office:value="4.99" calcext:value-type="float">
            <text:p>4.99</text:p>
          </table:table-cell>
          <table:table-cell office:value-type="float" office:value="6990.05" calcext:value-type="float">
            <text:p>6990.05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may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998259" calcext:value-type="float">
            <text:p>998259</text:p>
          </table:table-cell>
          <table:table-cell office:value-type="float" office:value="24040" calcext:value-type="float">
            <text:p>240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93.04" calcext:value-type="float">
            <text:p>5993.0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CPC Parque Hacienda 15MXN</text:p>
          </table:table-cell>
          <table:table-cell/>
          <table:table-cell office:value-type="string" calcext:value-type="string">
            <text:p>may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493" calcext:value-type="float">
            <text:p>5493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65.51" calcext:value-type="float">
            <text:p>4565.51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neral</text:p>
          </table:table-cell>
          <table:table-cell/>
          <table:table-cell office:value-type="string" calcext:value-type="string">
            <text:p>may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803" calcext:value-type="float">
            <text:p>380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jun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922925" calcext:value-type="float">
            <text:p>922925</text:p>
          </table:table-cell>
          <table:table-cell office:value-type="float" office:value="24135" calcext:value-type="float">
            <text:p>241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08.31" calcext:value-type="float">
            <text:p>5108.31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neral</text:p>
          </table:table-cell>
          <table:table-cell/>
          <table:table-cell office:value-type="string" calcext:value-type="string">
            <text:p>jun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8118" calcext:value-type="float">
            <text:p>8118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117.78" calcext:value-type="float">
            <text:p>10117.78</text:p>
          </table:table-cell>
          <table:table-cell office:value-type="float" office:value="9.04" calcext:value-type="float">
            <text:p>9.04</text:p>
          </table:table-cell>
          <table:table-cell office:value-type="float" office:value="3341.26" calcext:value-type="float">
            <text:p>3341.2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jul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844896" calcext:value-type="float">
            <text:p>844896</text:p>
          </table:table-cell>
          <table:table-cell office:value-type="float" office:value="23161" calcext:value-type="float">
            <text:p>231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36.81" calcext:value-type="float">
            <text:p>4836.81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neral</text:p>
          </table:table-cell>
          <table:table-cell/>
          <table:table-cell office:value-type="string" calcext:value-type="string">
            <text:p>jul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3713" calcext:value-type="float">
            <text:p>13713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47.57" calcext:value-type="float">
            <text:p>11647.57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ago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737926" calcext:value-type="float">
            <text:p>737926</text:p>
          </table:table-cell>
          <table:table-cell office:value-type="float" office:value="17051" calcext:value-type="float">
            <text:p>170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86.01" calcext:value-type="float">
            <text:p>4086.01</text:p>
          </table:table-cell>
          <table:table-cell office:value-type="float" office:value="0.24" calcext:value-type="float">
            <text:p>0.24</text:p>
          </table:table-cell>
          <table:table-cell office:value-type="float" office:value="4086.01" calcext:value-type="float">
            <text:p>4086.01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neral</text:p>
          </table:table-cell>
          <table:table-cell/>
          <table:table-cell office:value-type="string" calcext:value-type="string">
            <text:p>ago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3902" calcext:value-type="float">
            <text:p>23902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547.96" calcext:value-type="float">
            <text:p>11547.96</text:p>
          </table:table-cell>
          <table:table-cell office:value-type="float" office:value="6.29" calcext:value-type="float">
            <text:p>6.29</text:p>
          </table:table-cell>
          <table:table-cell office:value-type="float" office:value="1909.66" calcext:value-type="float">
            <text:p>1909.6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sep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411209" calcext:value-type="float">
            <text:p>411209</text:p>
          </table:table-cell>
          <table:table-cell office:value-type="float" office:value="11595" calcext:value-type="float">
            <text:p>115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09.48" calcext:value-type="float">
            <text:p>3409.4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sep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77001" calcext:value-type="float">
            <text:p>77001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1.48" calcext:value-type="float">
            <text:p>181.4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neral</text:p>
          </table:table-cell>
          <table:table-cell/>
          <table:table-cell office:value-type="string" calcext:value-type="string">
            <text:p>sep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4282" calcext:value-type="float">
            <text:p>14282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73.06" calcext:value-type="float">
            <text:p>8973.06</text:p>
          </table:table-cell>
          <table:table-cell office:value-type="float" office:value="5.8" calcext:value-type="float">
            <text:p>5.8</text:p>
          </table:table-cell>
          <table:table-cell office:value-type="float" office:value="2912.21" calcext:value-type="float">
            <text:p>2912.21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olocalización</text:p>
          </table:table-cell>
          <table:table-cell/>
          <table:table-cell office:value-type="string" calcext:value-type="string">
            <text:p>sep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989" calcext:value-type="float">
            <text:p>398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98.8" calcext:value-type="float">
            <text:p>1898.8</text:p>
          </table:table-cell>
          <table:table-cell office:value-type="float" office:value="4.43" calcext:value-type="float">
            <text:p>4.43</text:p>
          </table:table-cell>
          <table:table-cell office:value-type="float" office:value="945.44" calcext:value-type="float">
            <text:p>945.4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oct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55411" calcext:value-type="float">
            <text:p>355411</text:p>
          </table:table-cell>
          <table:table-cell office:value-type="float" office:value="12513" calcext:value-type="float">
            <text:p>125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40.96" calcext:value-type="float">
            <text:p>2840.96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Remarketing</text:p>
          </table:table-cell>
          <table:table-cell/>
          <table:table-cell office:value-type="string" calcext:value-type="string">
            <text:p>oct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neral</text:p>
          </table:table-cell>
          <table:table-cell/>
          <table:table-cell office:value-type="string" calcext:value-type="string">
            <text:p>oct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1463" calcext:value-type="float">
            <text:p>11463</text:p>
          </table:table-cell>
          <table:table-cell office:value-type="float" office:value="1594" calcext:value-type="float">
            <text:p>15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81.79" calcext:value-type="float">
            <text:p>6781.79</text:p>
          </table:table-cell>
          <table:table-cell office:value-type="float" office:value="4.25" calcext:value-type="float">
            <text:p>4.25</text:p>
          </table:table-cell>
          <table:table-cell office:value-type="float" office:value="1564.99" calcext:value-type="float">
            <text:p>1564.9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olocalización</text:p>
          </table:table-cell>
          <table:table-cell/>
          <table:table-cell office:value-type="string" calcext:value-type="string">
            <text:p>oct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9814" calcext:value-type="float">
            <text:p>9814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3403.87" calcext:value-type="float">
            <text:p>3403.87</text:p>
          </table:table-cell>
          <table:table-cell office:value-type="float" office:value="3.06" calcext:value-type="float">
            <text:p>3.06</text:p>
          </table:table-cell>
          <table:table-cell office:value-type="float" office:value="1070.62" calcext:value-type="float">
            <text:p>1070.62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nov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50687" calcext:value-type="float">
            <text:p>150687</text:p>
          </table:table-cell>
          <table:table-cell office:value-type="float" office:value="3649" calcext:value-type="float">
            <text:p>36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05.59" calcext:value-type="float">
            <text:p>2705.59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neral</text:p>
          </table:table-cell>
          <table:table-cell/>
          <table:table-cell office:value-type="string" calcext:value-type="string">
            <text:p>nov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8209" calcext:value-type="float">
            <text:p>8209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674.03" calcext:value-type="float">
            <text:p>4674.03</text:p>
          </table:table-cell>
          <table:table-cell office:value-type="float" office:value="3.83" calcext:value-type="float">
            <text:p>3.83</text:p>
          </table:table-cell>
          <table:table-cell office:value-type="float" office:value="508.67" calcext:value-type="float">
            <text:p>508.67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olocalización</text:p>
          </table:table-cell>
          <table:table-cell/>
          <table:table-cell office:value-type="string" calcext:value-type="string">
            <text:p>nov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1908" calcext:value-type="float">
            <text:p>11908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float" office:value="4671.49" calcext:value-type="float">
            <text:p>4671.49</text:p>
          </table:table-cell>
          <table:table-cell office:value-type="float" office:value="3.24" calcext:value-type="float">
            <text:p>3.24</text:p>
          </table:table-cell>
          <table:table-cell office:value-type="float" office:value="998.47" calcext:value-type="float">
            <text:p>998.47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12/19 Parque Hacienda AdSocial</text:p>
          </table:table-cell>
          <table:table-cell/>
          <table:table-cell office:value-type="string" calcext:value-type="string">
            <text:p>nov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dic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6699" calcext:value-type="float">
            <text:p>36699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.91" calcext:value-type="float">
            <text:p>539.91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neral</text:p>
          </table:table-cell>
          <table:table-cell/>
          <table:table-cell office:value-type="string" calcext:value-type="string">
            <text:p>dic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82" calcext:value-type="float">
            <text:p>38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3.12" calcext:value-type="float">
            <text:p>183.12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Geolocalización</text:p>
          </table:table-cell>
          <table:table-cell/>
          <table:table-cell office:value-type="string" calcext:value-type="string">
            <text:p>dic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93" calcext:value-type="float">
            <text:p>59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.25" calcext:value-type="float">
            <text:p>241.25</text:p>
          </table:table-cell>
          <table:table-cell office:value-type="float" office:value="3.55" calcext:value-type="float">
            <text:p>3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12/19 Parque Hacienda AdSocial</text:p>
          </table:table-cell>
          <table:table-cell/>
          <table:table-cell office:value-type="string" calcext:value-type="string">
            <text:p>dic-19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6238" calcext:value-type="float">
            <text:p>16238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56.43" calcext:value-type="float">
            <text:p>3656.43</text:p>
          </table:table-cell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Parque Hacienda Solo Display</text:p>
          </table:table-cell>
          <table:table-cell/>
          <table:table-cell office:value-type="string" calcext:value-type="string">
            <text:p>ene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30" calcext:value-type="float">
            <text:p>5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1_GWEP_ParqueHacienda_PI_PFM_SEM</text:p>
          </table:table-cell>
          <table:table-cell/>
          <table:table-cell office:value-type="string" calcext:value-type="string">
            <text:p>ene-20</text:p>
          </table:table-cell>
          <table:table-cell table:style-name="ce1" office:value-type="string" calcext:value-type="string">
            <text:p>2020-01-31</text:p>
          </table:table-cell>
          <table:table-cell table:style-name="ce1" table:number-columns-repeated="4"/>
          <table:table-cell office:value-type="float" office:value="99431" calcext:value-type="float">
            <text:p>99431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06.22" calcext:value-type="float">
            <text:p>9806.22</text:p>
          </table:table-cell>
          <table:table-cell office:value-type="float" office:value="6.59" calcext:value-type="float">
            <text:p>6.59</text:p>
          </table:table-cell>
          <table:table-cell office:value-type="float" office:value="4903.11" calcext:value-type="float">
            <text:p>4903.11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2_GWEP_ParqueHacienda_PI_PFM_SEM</text:p>
          </table:table-cell>
          <table:table-cell/>
          <table:table-cell office:value-type="string" calcext:value-type="string">
            <text:p>ene-20</text:p>
          </table:table-cell>
          <table:table-cell table:style-name="ce1" office:value-type="string" calcext:value-type="string">
            <text:p>2020-02-29</text:p>
          </table:table-cell>
          <table:table-cell table:style-name="ce1"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2_GWEP_ParqueHacienda_PI_PFM_SEM</text:p>
          </table:table-cell>
          <table:table-cell/>
          <table:table-cell office:value-type="string" calcext:value-type="string">
            <text:p>feb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104926" calcext:value-type="float">
            <text:p>104926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885.71" calcext:value-type="float">
            <text:p>11885.71</text:p>
          </table:table-cell>
          <table:table-cell office:value-type="float" office:value="7.52" calcext:value-type="float">
            <text:p>7.52</text:p>
          </table:table-cell>
          <table:table-cell office:value-type="float" office:value="1320.63" calcext:value-type="float">
            <text:p>1320.6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2_GWEP_ParqueHacienda_PI_PFM_SEM</text:p>
          </table:table-cell>
          <table:table-cell/>
          <table:table-cell office:value-type="string" calcext:value-type="string">
            <text:p>mar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63260" calcext:value-type="float">
            <text:p>63260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989.69" calcext:value-type="float">
            <text:p>8989.69</text:p>
          </table:table-cell>
          <table:table-cell office:value-type="float" office:value="7.64" calcext:value-type="float">
            <text:p>7.64</text:p>
          </table:table-cell>
          <table:table-cell office:value-type="float" office:value="817.24" calcext:value-type="float">
            <text:p>817.2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3_GWEP_ParqueHacienda_PI_PFM_GDN</text:p>
          </table:table-cell>
          <table:table-cell/>
          <table:table-cell office:value-type="string" calcext:value-type="string">
            <text:p>mar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89508" calcext:value-type="float">
            <text:p>28950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95.4" calcext:value-type="float">
            <text:p>1995.4</text:p>
          </table:table-cell>
          <table:table-cell office:value-type="float" office:value="1.11" calcext:value-type="float">
            <text:p>1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20-03-01</text:p>
          </table:table-cell>
          <table:table-cell table:style-name="ce1" office:value-type="string" calcext:value-type="string">
            <text:p>2020-03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2_GWEP_ParqueHacienda_PI_PFM_FB</text:p>
          </table:table-cell>
          <table:table-cell/>
          <table:table-cell office:value-type="string" calcext:value-type="string">
            <text:p>2020-03-01</text:p>
          </table:table-cell>
          <table:table-cell table:style-name="ce1" office:value-type="string" calcext:value-type="string">
            <text:p>2020-03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3_GWEP_ParqueHacienda_PI_PFM_FB</text:p>
          </table:table-cell>
          <table:table-cell/>
          <table:table-cell office:value-type="string" calcext:value-type="string">
            <text:p>2020-03-01</text:p>
          </table:table-cell>
          <table:table-cell table:style-name="ce1" office:value-type="string" calcext:value-type="string">
            <text:p>2020-03-31</text:p>
          </table:table-cell>
          <table:table-cell table:style-name="ce1" table:number-columns-repeated="4"/>
          <table:table-cell office:value-type="float" office:value="101089" calcext:value-type="float">
            <text:p>101089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879.02" calcext:value-type="float">
            <text:p>9879.02</text:p>
          </table:table-cell>
          <table:table-cell office:value-type="float" office:value="12.13638821" calcext:value-type="float">
            <text:p>12.13638821</text:p>
          </table:table-cell>
          <table:table-cell office:value-type="float" office:value="85.163965517241" calcext:value-type="float">
            <text:p>85.163965517241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4_GWEP_ParqueHacienda_PI_PFM_FB</text:p>
          </table:table-cell>
          <table:table-cell/>
          <table:table-cell office:value-type="string" calcext:value-type="string">
            <text:p>2020-03-01</text:p>
          </table:table-cell>
          <table:table-cell table:style-name="ce1" office:value-type="string" calcext:value-type="string">
            <text:p>2020-03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20-04-01</text:p>
          </table:table-cell>
          <table:table-cell table:style-name="ce1" office:value-type="string" calcext:value-type="string">
            <text:p>2020-04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3_GWEP_ParqueHacienda_PI_PFM_FB</text:p>
          </table:table-cell>
          <table:table-cell/>
          <table:table-cell office:value-type="string" calcext:value-type="string">
            <text:p>2020-04-01</text:p>
          </table:table-cell>
          <table:table-cell table:style-name="ce1" office:value-type="string" calcext:value-type="string">
            <text:p>2020-04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4_GWEP_ParqueHacienda_PI_PFM_FB</text:p>
          </table:table-cell>
          <table:table-cell/>
          <table:table-cell office:value-type="string" calcext:value-type="string">
            <text:p>2020-04-01</text:p>
          </table:table-cell>
          <table:table-cell table:style-name="ce1" office:value-type="string" calcext:value-type="string">
            <text:p>2020-04-30</text:p>
          </table:table-cell>
          <table:table-cell table:style-name="ce1" table:number-columns-repeated="4"/>
          <table:table-cell office:value-type="float" office:value="154936" calcext:value-type="float">
            <text:p>154936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9908.17" calcext:value-type="float">
            <text:p>9908.17</text:p>
          </table:table-cell>
          <table:table-cell office:value-type="float" office:value="7.79557042" calcext:value-type="float">
            <text:p>7.79557042</text:p>
          </table:table-cell>
          <table:table-cell office:value-type="float" office:value="63.51391025641" calcext:value-type="float">
            <text:p>63.51391025641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5_GWEP_ParqueHacienda_PI_PFM_FB</text:p>
          </table:table-cell>
          <table:table-cell/>
          <table:table-cell office:value-type="string" calcext:value-type="string">
            <text:p>2020-04-01</text:p>
          </table:table-cell>
          <table:table-cell table:style-name="ce1" office:value-type="string" calcext:value-type="string">
            <text:p>2020-04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2_GWEP_ParqueHacienda_PI_PFM_SEM</text:p>
          </table:table-cell>
          <table:table-cell/>
          <table:table-cell office:value-type="string" calcext:value-type="string">
            <text:p>abr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52488" calcext:value-type="float">
            <text:p>52488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992.07" calcext:value-type="float">
            <text:p>8992.07</text:p>
          </table:table-cell>
          <table:table-cell office:value-type="float" office:value="6.85" calcext:value-type="float">
            <text:p>6.85</text:p>
          </table:table-cell>
          <table:table-cell office:value-type="float" office:value="473.27" calcext:value-type="float">
            <text:p>473.27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3_GWEP_ParqueHacienda_PI_PFM_GDN</text:p>
          </table:table-cell>
          <table:table-cell/>
          <table:table-cell office:value-type="string" calcext:value-type="string">
            <text:p>abr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88173" calcext:value-type="float">
            <text:p>288173</text:p>
          </table:table-cell>
          <table:table-cell office:value-type="float" office:value="1526" calcext:value-type="float">
            <text:p>15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81.2" calcext:value-type="float">
            <text:p>1981.2</text:p>
          </table:table-cell>
          <table:table-cell office:value-type="float" office:value="1.3" calcext:value-type="float">
            <text:p>1.3</text:p>
          </table:table-cell>
          <table:table-cell office:value-type="float" office:value="396.24" calcext:value-type="float">
            <text:p>396.2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2_GWEP_ParqueHacienda_PI_PFM_SEM</text:p>
          </table:table-cell>
          <table:table-cell/>
          <table:table-cell office:value-type="string" calcext:value-type="string">
            <text:p>may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41775" calcext:value-type="float">
            <text:p>41775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9563.54" calcext:value-type="float">
            <text:p>9563.54</text:p>
          </table:table-cell>
          <table:table-cell office:value-type="float" office:value="6.62" calcext:value-type="float">
            <text:p>6.62</text:p>
          </table:table-cell>
          <table:table-cell office:value-type="float" office:value="546.49" calcext:value-type="float">
            <text:p>546.49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3_GWEP_ParqueHacienda_PI_PFM_GDN</text:p>
          </table:table-cell>
          <table:table-cell/>
          <table:table-cell office:value-type="string" calcext:value-type="string">
            <text:p>may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82141" calcext:value-type="float">
            <text:p>282141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4.52" calcext:value-type="float">
            <text:p>2104.52</text:p>
          </table:table-cell>
          <table:table-cell office:value-type="float" office:value="1.36" calcext:value-type="float">
            <text:p>1.36</text:p>
          </table:table-cell>
          <table:table-cell office:value-type="float" office:value="1052.26" calcext:value-type="float">
            <text:p>1052.2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20-05-01</text:p>
          </table:table-cell>
          <table:table-cell table:style-name="ce1" office:value-type="string" calcext:value-type="string">
            <text:p>2020-05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4_GWEP_ParqueHacienda_PI_PFM_FB</text:p>
          </table:table-cell>
          <table:table-cell/>
          <table:table-cell office:value-type="string" calcext:value-type="string">
            <text:p>2020-05-01</text:p>
          </table:table-cell>
          <table:table-cell table:style-name="ce1" office:value-type="string" calcext:value-type="string">
            <text:p>2020-05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5_GWEP_ParqueHacienda_PI_PFM_FB</text:p>
          </table:table-cell>
          <table:table-cell/>
          <table:table-cell office:value-type="string" calcext:value-type="string">
            <text:p>2020-05-01</text:p>
          </table:table-cell>
          <table:table-cell table:style-name="ce1" office:value-type="string" calcext:value-type="string">
            <text:p>2020-05-31</text:p>
          </table:table-cell>
          <table:table-cell table:style-name="ce1" table:number-columns-repeated="4"/>
          <table:table-cell office:value-type="float" office:value="133189" calcext:value-type="float">
            <text:p>133189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9910.47" calcext:value-type="float">
            <text:p>9910.47</text:p>
          </table:table-cell>
          <table:table-cell office:value-type="float" office:value="7.79738002" calcext:value-type="float">
            <text:p>7.79738002</text:p>
          </table:table-cell>
          <table:table-cell office:value-type="float" office:value="63.124012738854" calcext:value-type="float">
            <text:p>63.124012738854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6_GWEP_ParqueHacienda_PI_PFM_FB</text:p>
          </table:table-cell>
          <table:table-cell/>
          <table:table-cell office:value-type="string" calcext:value-type="string">
            <text:p>2020-05-01</text:p>
          </table:table-cell>
          <table:table-cell table:style-name="ce1" office:value-type="string" calcext:value-type="string">
            <text:p>2020-05-31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Generación de clientes potenciales</text:p>
          </table:table-cell>
          <table:table-cell/>
          <table:table-cell office:value-type="string" calcext:value-type="string">
            <text:p>2020-06-01</text:p>
          </table:table-cell>
          <table:table-cell table:style-name="ce1" office:value-type="string" calcext:value-type="string">
            <text:p>2020-06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5_GWEP_ParqueHacienda_PI_PFM_FB</text:p>
          </table:table-cell>
          <table:table-cell/>
          <table:table-cell office:value-type="string" calcext:value-type="string">
            <text:p>2020-06-01</text:p>
          </table:table-cell>
          <table:table-cell table:style-name="ce1" office:value-type="string" calcext:value-type="string">
            <text:p>2020-06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6_GWEP_ParqueHacienda_PI_PFM_FB</text:p>
          </table:table-cell>
          <table:table-cell/>
          <table:table-cell office:value-type="string" calcext:value-type="string">
            <text:p>2020-06-01</text:p>
          </table:table-cell>
          <table:table-cell table:style-name="ce1" office:value-type="string" calcext:value-type="string">
            <text:p>2020-06-30</text:p>
          </table:table-cell>
          <table:table-cell table:style-name="ce1" table:number-columns-repeated="4"/>
          <table:table-cell office:value-type="float" office:value="65197" calcext:value-type="float">
            <text:p>65197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640.04" calcext:value-type="float">
            <text:p>5640.04</text:p>
          </table:table-cell>
          <table:table-cell office:value-type="float" office:value="8.12685879" calcext:value-type="float">
            <text:p>8.12685879</text:p>
          </table:table-cell>
          <table:table-cell office:value-type="float" office:value="68.780975609756" calcext:value-type="float">
            <text:p>68.780975609756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6_GWEP_ParqueHacienda_PI_PFM_FB _RMKT</text:p>
          </table:table-cell>
          <table:table-cell/>
          <table:table-cell office:value-type="string" calcext:value-type="string">
            <text:p>2020-06-01</text:p>
          </table:table-cell>
          <table:table-cell table:style-name="ce1" office:value-type="string" calcext:value-type="string">
            <text:p>2020-06-30</text:p>
          </table:table-cell>
          <table:table-cell table:style-name="ce1" table:number-columns-repeated="4"/>
          <table:table-cell office:value-type="float" office:value="10790" calcext:value-type="float">
            <text:p>1079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00" calcext:value-type="float">
            <text:p>1500</text:p>
          </table:table-cell>
          <table:table-cell office:value-type="float" office:value="13.51351351" calcext:value-type="float">
            <text:p>13.51351351</text:p>
          </table:table-cell>
          <table:table-cell office:value-type="float" office:value="46.875" calcext:value-type="float">
            <text:p>46.875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6_GWEP_ParqueHacienda_PI_PFM_A/B_Audiencias</text:p>
          </table:table-cell>
          <table:table-cell/>
          <table:table-cell office:value-type="string" calcext:value-type="string">
            <text:p>2020-06-01</text:p>
          </table:table-cell>
          <table:table-cell table:style-name="ce1" office:value-type="string" calcext:value-type="string">
            <text:p>2020-06-30</text:p>
          </table:table-cell>
          <table:table-cell table:style-name="ce1" table:number-columns-repeated="4"/>
          <table:table-cell office:value-type="float" office:value="40952" calcext:value-type="float">
            <text:p>4095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151.24" calcext:value-type="float">
            <text:p>4151.24</text:p>
          </table:table-cell>
          <table:table-cell office:value-type="float" office:value="8.45466395" calcext:value-type="float">
            <text:p>8.45466395</text:p>
          </table:table-cell>
          <table:table-cell office:value-type="float" office:value="47.715402298851" calcext:value-type="float">
            <text:p>47.715402298851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7_GWEP_ParqueHacienda_PI_PFM_FB _RMKT</text:p>
          </table:table-cell>
          <table:table-cell/>
          <table:table-cell office:value-type="string" calcext:value-type="string">
            <text:p>2020-06-01</text:p>
          </table:table-cell>
          <table:table-cell table:style-name="ce1" office:value-type="string" calcext:value-type="string">
            <text:p>2020-06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2007_GWEP_ParqueHacienda_PI_PFM_FB_AB_Anuncios</text:p>
          </table:table-cell>
          <table:table-cell/>
          <table:table-cell office:value-type="string" calcext:value-type="string">
            <text:p>2020-06-01</text:p>
          </table:table-cell>
          <table:table-cell table:style-name="ce1" office:value-type="string" calcext:value-type="string">
            <text:p>2020-06-30</text:p>
          </table:table-cell>
          <table:table-cell table:style-name="ce1"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2_GWEP_ParqueHacienda_PI_PFM_SEM</text:p>
          </table:table-cell>
          <table:table-cell/>
          <table:table-cell office:value-type="string" calcext:value-type="string">
            <text:p>jun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36352" calcext:value-type="float">
            <text:p>36352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400.48" calcext:value-type="float">
            <text:p>8400.48</text:p>
          </table:table-cell>
          <table:table-cell office:value-type="float" office:value="6.57" calcext:value-type="float">
            <text:p>6.57</text:p>
          </table:table-cell>
          <table:table-cell office:value-type="float" office:value="560.03" calcext:value-type="float">
            <text:p>560.03</text:p>
          </table:table-cell>
          <table:table-cell office:value-type="string" calcext:value-type="string">
            <text:p>Parque Hacienda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2003_GWEP_ParqueHacienda_PI_PFM_GDN</text:p>
          </table:table-cell>
          <table:table-cell/>
          <table:table-cell office:value-type="string" calcext:value-type="string">
            <text:p>jun-20</text:p>
          </table:table-cell>
          <table:table-cell office:value-type="string" calcext:value-type="string">
            <text:p><text:s/>--</text:p>
          </table:table-cell>
          <table:table-cell table:number-columns-repeated="4"/>
          <table:table-cell office:value-type="float" office:value="237760" calcext:value-type="float">
            <text:p>237760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83.61" calcext:value-type="float">
            <text:p>1883.61</text:p>
          </table:table-cell>
          <table:table-cell office:value-type="float" office:value="1.37" calcext:value-type="float">
            <text:p>1.37</text:p>
          </table:table-cell>
          <table:table-cell office:value-type="float" office:value="627.87" calcext:value-type="float">
            <text:p>627.87</text:p>
          </table:table-cell>
          <table:table-cell office:value-type="string" calcext:value-type="string">
            <text:p>Parque Hacienda</text:p>
          </table:table-cell>
        </table:table-row>
      </table:table>
      <table:table table:name="Hoja3" table:style-name="ta1">
        <table:table-column table:style-name="co11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mbre_campañ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plataforma</text:p>
          </table:table-cell>
          <table:table-cell office:value-type="string" calcext:value-type="string">
            <text:p>dispositivo</text:p>
          </table:table-cell>
          <table:table-cell office:value-type="string" calcext:value-type="string">
            <text:p>codigó</text:p>
          </table:table-cell>
          <table:table-cell office:value-type="string" calcext:value-type="string">
            <text:p>lea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C2];[.D2];[.E2];[.F2];[.G2])" office:value-type="string" office:string-value="1251059" calcext:value-type="string">
            <text:p>1251059</text:p>
          </table:table-cell>
          <table:table-cell table:number-columns-repeated="2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9"/>
          <table:table-cell table:style-name="ce5"/>
        </table:table-row>
      </table:table>
      <table:named-expressions/>
      <table:database-ranges>
        <table:database-range table:name="__Anonymous_Sheet_DB__0" table:target-range-address="Hoja2.A1:Hoja2.Q19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3:49:06.6653539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5:16.154163269</meta:creation-date>
    <meta:generator>LibreOffice/6.0.7.3$Linux_X86_64 LibreOffice_project/00m0$Build-3</meta:generator>
    <dc:date>2020-07-17T14:21:17.671249636</dc:date>
    <meta:editing-duration>PT25M36S</meta:editing-duration>
    <meta:editing-cycles>2</meta:editing-cycles>
    <meta:document-statistic meta:table-count="2" meta:cell-count="1959" meta:object-count="0"/>
  </office:meta>
</office:document-meta>
</file>